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634" officeooo:paragraph-rsid="000ae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negocio ecotienda tes de la bruja </text:p>
      <text:p text:style-name="P1"/>
      <text:p text:style-name="P1">Misión</text:p>
      <text:p text:style-name="P1">Visión </text:p>
      <text:p text:style-name="P1">Valores</text:p>
      <text:p text:style-name="P1">Recursos </text:p>
      <text:p text:style-name="P1"/>
      <text:p text:style-name="P1">Investigación de mercado</text:p>
      <text:p text:style-name="P1"/>
      <text:p text:style-name="P1">Plan de crecimiento </text:p>
      <text:p text:style-name="P1"/>
      <text:p text:style-name="P1"/>
      <text:p text:style-name="P1">Canv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09:30:28.912000000</meta:creation-date>
    <dc:date>2023-04-03T09:36:51.264000000</dc:date>
    <meta:editing-duration>PT6M28S</meta:editing-duration>
    <meta:editing-cycles>1</meta:editing-cycles>
    <meta:document-statistic meta:table-count="0" meta:image-count="0" meta:object-count="0" meta:page-count="1" meta:paragraph-count="8" meta:word-count="19" meta:character-count="121" meta:non-whitespace-character-count="106"/>
    <meta:generator>LibreOffice/7.5.0.3$Windows_X86_64 LibreOffice_project/c21113d003cd3efa8c53188764377a8272d9d6de</meta:generator>
  </office:meta>
</office:document-meta>
</file>